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ucture PA#2 Screenshots</text:p>
      <text:p text:style-name="P1">B07611033 電機三 林書宇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3:43:10.290717050</meta:creation-date>
    <dc:date>2020-12-28T13:44:05.244847091</dc:date>
    <meta:editing-duration>PT5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1" meta:character-count="48" meta:non-whitespace-character-count="43"/>
  </office:meta>
</office:document-meta>
</file>